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addMargin( int top , int bottom , int left , int righ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.Layout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.getLayout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MM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setY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Width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set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append( String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Y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isInLayout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setOrientation( int ori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createWithMargin( int top , int bottom , int left , int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ha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X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toInne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.setParent( Layou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Layout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putLayout( UIComponent component ,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Height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.setInLayout( UIComponent component , boolean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